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Helvetica" svg:font-family="Helvetica" style:font-family-generic="swiss"/>
    <style:font-face style:name="KrutiDev010" svg:font-family="KrutiDev010" style:font-family-generic="swiss"/>
    <style:font-face style:name="Times-Bold" svg:font-family="Times-Bol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46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063in"/>
    </style:style>
    <style:style style:name="co5" style:family="table-column">
      <style:table-column-properties fo:break-before="auto" style:column-width="1.070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209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fo:color="#000000" style:text-outline="false" style:text-line-through-styl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fo:color="#000000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fo:color="#000000" style:text-outline="false" style:text-line-through-style="none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fo:color="#000000" style:text-outline="false" style:text-line-through-style="none" style:font-name="KrutiDev010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justify"/>
      <style:text-properties fo:color="#000000" style:text-outline="false" style:text-line-through-style="none" style:font-name="Times-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00"/>
    </style:style>
    <style:style style:name="T1" style:family="text">
      <style:text-properties fo:color="#000000" style:font-name="Calibri" fo:font-size="8pt" fo:font-style="normal" fo:font-weight="normal" style:letter-kerning="true" style:font-name-asian="Calibri" style:font-size-asian="8pt" style:font-style-asian="normal" style:font-weight-asian="normal" style:font-name-complex="Calibri" style:font-size-complex="4.59999990463257pt" style:font-style-complex="normal" style:font-weight-complex="normal"/>
    </style:style>
    <style:style style:name="T2" style:family="text">
      <style:text-properties fo:color="#000000" style:font-name="Calibri" fo:font-size="10pt" fo:font-style="normal" fo:font-weight="normal" style:letter-kerning="true" style:font-name-asian="Calibri" style:font-size-asian="10pt" style:font-style-asian="normal" style:font-weight-asian="normal" style:font-name-complex="Calibri" style:font-size-complex="5.69999980926514pt" style:font-style-complex="normal" style:font-weight-complex="normal"/>
    </style:style>
    <style:style style:name="T3" style:family="text">
      <style:text-properties fo:color="#000000" style:font-name="Helvetica" fo:font-size="8pt" fo:font-style="normal" fo:font-weight="normal" style:letter-kerning="true" style:font-name-asian="Helvetica" style:font-size-asian="8pt" style:font-style-asian="normal" style:font-weight-asian="normal" style:font-name-complex="Helvetica" style:font-size-complex="4.59999990463257pt" style:font-style-complex="normal" style:font-weight-complex="normal"/>
    </style:style>
    <style:style style:name="T4" style:family="text">
      <style:text-properties fo:color="#000000" style:font-name="Times-Bold" fo:font-size="8pt" fo:font-style="normal" fo:font-weight="bold" style:letter-kerning="true" style:font-name-asian="Times-Bold" style:font-size-asian="8pt" style:font-style-asian="normal" style:font-weight-asian="bold" style:font-name-complex="Times-Bold" style:font-size-complex="4.59999990463257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3" table:default-cell-style-name="ce4"/>
        <table:table-row table:style-name="ro1">
          <table:table-cell table:style-name="ce1" office:value-type="string">
            <text:p/>
            <text:p>Employee Share</text:p>
          </table:table-cell>
          <table:table-cell table:style-name="ce6" office:value-type="string">
            <text:p>Employee Share</text:p>
          </table:table-cell>
          <table:table-cell table:style-name="ce6" office:value-type="string">
            <text:p>Employeer Share</text:p>
          </table:table-cell>
          <table:table-cell table:style-name="ce6" office:value-type="string">
            <text:p>Employer Share (EPS)</text:p>
          </table:table-cell>
        </table:table-row>
        <table:table-row table:style-name="ro2">
          <table:table-cell table:style-name="ce2" office:value-type="string" table:number-columns-spanned="4" table:number-rows-spanned="1">
            <text:p><text:span text:style-name="T1"><text:tab/></text:span><text:span text:style-name="T1"><text:tab/></text:span><text:span text:style-name="T2">Contribution</text:span></text:p>
          </table:table-cell>
          <table:covered-table-cell table:number-columns-repeated="3" table:style-name="Default"/>
        </table:table-row>
        <table:table-row table:style-name="ro3">
          <table:table-cell table:style-name="ce3" office:value-type="string">
            <text:p><text:span text:style-name="T2"><text:tab/></text:span><text:span text:style-name="T2"><text:tab/></text:span><text:span text:style-name="T3">OB Int. Updated upto 31/03/2017 </text:span>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<text:s text:c="2"/>Cont. For 052017 </text:p>
          </table:table-cell>
          <table:table-cell office:value-type="float" office:value="333">
            <text:p>333</text:p>
          </table:table-cell>
          <table:table-cell office:value-type="float" office:value="102">
            <text:p>10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string">
            <text:p><text:s text:c="2"/>Cont. For 062017 </text:p>
          </table:table-cell>
          <table:table-cell office:value-type="float" office:value="714">
            <text:p>714</text:p>
          </table:table-cell>
          <table:table-cell office:value-type="float" office:value="218">
            <text:p>21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s text:c="2"/>Cont. For 072017 </text:p>
          </table:table-cell>
          <table:table-cell office:value-type="float" office:value="714">
            <text:p>714</text:p>
          </table:table-cell>
          <table:table-cell office:value-type="float" office:value="218">
            <text:p>21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s text:c="2"/>Cont. For 082017 </text:p>
          </table:table-cell>
          <table:table-cell office:value-type="float" office:value="657">
            <text:p>657</text:p>
          </table:table-cell>
          <table:table-cell office:value-type="float" office:value="201">
            <text:p>201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string">
            <text:p><text:s text:c="2"/>Cont. For 092017 </text:p>
          </table:table-cell>
          <table:table-cell office:value-type="float" office:value="714">
            <text:p>714</text:p>
          </table:table-cell>
          <table:table-cell office:value-type="float" office:value="218">
            <text:p>21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s text:c="2"/>Cont. For 102017 </text:p>
          </table:table-cell>
          <table:table-cell office:value-type="float" office:value="714">
            <text:p>714</text:p>
          </table:table-cell>
          <table:table-cell office:value-type="float" office:value="218">
            <text:p>21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s text:c="2"/>Cont. For 112017 </text:p>
          </table:table-cell>
          <table:table-cell office:value-type="float" office:value="714">
            <text:p>714</text:p>
          </table:table-cell>
          <table:table-cell office:value-type="float" office:value="218">
            <text:p>21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s text:c="2"/>Cont. For 122017 </text:p>
          </table:table-cell>
          <table:table-cell office:value-type="float" office:value="667">
            <text:p>667</text:p>
          </table:table-cell>
          <table:table-cell office:value-type="float" office:value="204">
            <text:p>204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string">
            <text:p><text:s text:c="2"/>Cont. For 012018 </text:p>
          </table:table-cell>
          <table:table-cell office:value-type="float" office:value="703">
            <text:p>703</text:p>
          </table:table-cell>
          <table:table-cell office:value-type="float" office:value="215">
            <text:p>215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string">
            <text:p><text:s text:c="2"/>Cont. For 022018 </text:p>
          </table:table-cell>
          <table:table-cell office:value-type="float" office:value="714">
            <text:p>714</text:p>
          </table:table-cell>
          <table:table-cell office:value-type="float" office:value="218">
            <text:p>21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s text:c="2"/>Cont. For 032018 </text:p>
          </table:table-cell>
          <table:table-cell office:value-type="float" office:value="714">
            <text:p>714</text:p>
          </table:table-cell>
          <table:table-cell office:value-type="float" office:value="218">
            <text:p>21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s text:c="2"/>Int. Updated upto 31/03/2018 </text:p>
          </table:table-cell>
          <table:table-cell office:value-type="float" office:value="249">
            <text:p>24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<text:s text:c="2"/>Cont. For 042018 </text:p>
          </table:table-cell>
          <table:table-cell office:value-type="float" office:value="714">
            <text:p>714</text:p>
          </table:table-cell>
          <table:table-cell office:value-type="float" office:value="218">
            <text:p>218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<text:s text:c="2"/>Cont. For 052018 </text:p>
          </table:table-cell>
          <table:table-cell office:value-type="float" office:value="1048">
            <text:p>1048</text:p>
          </table:table-cell>
          <table:table-cell office:value-type="float" office:value="321">
            <text:p>321</text:p>
          </table:table-cell>
          <table:table-cell office:value-type="float" office:value="727">
            <text:p>727</text:p>
          </table:table-cell>
        </table:table-row>
        <table:table-row table:style-name="ro2">
          <table:table-cell office:value-type="string">
            <text:p><text:s text:c="2"/>Cont. For 062018 </text:p>
          </table:table-cell>
          <table:table-cell office:value-type="float" office:value="1048">
            <text:p>1048</text:p>
          </table:table-cell>
          <table:table-cell office:value-type="float" office:value="321">
            <text:p>321</text:p>
          </table:table-cell>
          <table:table-cell office:value-type="float" office:value="727">
            <text:p>727</text:p>
          </table:table-cell>
        </table:table-row>
        <table:table-row table:style-name="ro2">
          <table:table-cell office:value-type="string">
            <text:p><text:s text:c="2"/>Cont. For 072018 </text:p>
          </table:table-cell>
          <table:table-cell office:value-type="float" office:value="1048">
            <text:p>1048</text:p>
          </table:table-cell>
          <table:table-cell office:value-type="float" office:value="321">
            <text:p>321</text:p>
          </table:table-cell>
          <table:table-cell office:value-type="float" office:value="727">
            <text:p>727</text:p>
          </table:table-cell>
        </table:table-row>
        <table:table-row table:style-name="ro2">
          <table:table-cell office:value-type="string">
            <text:p><text:s text:c="2"/>Cont. For 082018 </text:p>
          </table:table-cell>
          <table:table-cell office:value-type="float" office:value="1048">
            <text:p>1048</text:p>
          </table:table-cell>
          <table:table-cell office:value-type="float" office:value="321">
            <text:p>321</text:p>
          </table:table-cell>
          <table:table-cell office:value-type="float" office:value="727">
            <text:p>727</text:p>
          </table:table-cell>
        </table:table-row>
        <table:table-row table:style-name="ro2">
          <table:table-cell office:value-type="string">
            <text:p><text:s text:c="2"/>Cont. For 092018 </text:p>
          </table:table-cell>
          <table:table-cell office:value-type="float" office:value="1048">
            <text:p>1048</text:p>
          </table:table-cell>
          <table:table-cell office:value-type="float" office:value="321">
            <text:p>321</text:p>
          </table:table-cell>
          <table:table-cell office:value-type="float" office:value="727">
            <text:p>727</text:p>
          </table:table-cell>
        </table:table-row>
        <table:table-row table:style-name="ro2">
          <table:table-cell office:value-type="string">
            <text:p><text:s text:c="2"/>Cont. For 102018 </text:p>
          </table:table-cell>
          <table:table-cell office:value-type="float" office:value="1048">
            <text:p>1048</text:p>
          </table:table-cell>
          <table:table-cell office:value-type="float" office:value="321">
            <text:p>321</text:p>
          </table:table-cell>
          <table:table-cell office:value-type="float" office:value="727">
            <text:p>727</text:p>
          </table:table-cell>
        </table:table-row>
        <table:table-row table:style-name="ro2">
          <table:table-cell office:value-type="string">
            <text:p><text:s text:c="2"/>Cont. For 112018 </text:p>
          </table:table-cell>
          <table:table-cell office:value-type="float" office:value="1048">
            <text:p>1048</text:p>
          </table:table-cell>
          <table:table-cell office:value-type="float" office:value="321">
            <text:p>321</text:p>
          </table:table-cell>
          <table:table-cell office:value-type="float" office:value="727">
            <text:p>727</text:p>
          </table:table-cell>
        </table:table-row>
        <table:table-row table:style-name="ro2">
          <table:table-cell table:style-name="ce5" office:value-type="string">
            <text:p><text:span text:style-name="T3"><text:tab/></text:span><text:span text:style-name="T3"><text:tab/></text:span><text:span text:style-name="T4">Grand Total </text:span></text:p>
          </table:table-cell>
          <table:table-cell table:style-name="ce7" office:value-type="float" office:value="15657">
            <text:p>15657</text:p>
          </table:table-cell>
          <table:table-cell table:style-name="ce7" office:value-type="float" office:value="4789">
            <text:p>4789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table:style-name="Default"/>
          <table:table-cell table:style-name="Default" table:formula="of:=SUM([.B3:.B23])" office:value-type="float" office:value="15657">
            <text:p>15657</text:p>
          </table:table-cell>
          <table:table-cell table:style-name="Default" table:formula="of:=SUM([.C3:.C23])" office:value-type="float" office:value="4789">
            <text:p>4789</text:p>
          </table:table-cell>
          <table:table-cell table:style-name="Default" table:formula="of:=SUM([.D3:.D24])" office:value-type="float" office:value="10695">
            <text:p>10695</text:p>
          </table:table-cell>
        </table:table-row>
      </table:table>
      <table:table table:name="CTC-15K-pm" table:style-name="ta1" table:print="false">
        <table:table-column table:style-name="co1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2" table:default-cell-style-name="ce9"/>
        <table:table-row table:style-name="ro2">
          <table:table-cell table:style-name="ce8" office:value-type="string">
            <text:p>Components</text:p>
          </table:table-cell>
          <table:table-cell table:style-name="ce8" office:value-type="string">
            <text:p>Value</text:p>
          </table:table-cell>
          <table:table-cell/>
          <table:table-cell table:style-name="ce8" office:value-type="string">
            <text:p>Ratios</text:p>
          </table:table-cell>
          <table:table-cell table:style-name="ce8" office:value-type="string">
            <text:p>value</text:p>
          </table:table-cell>
        </table:table-row>
        <table:table-row table:style-name="ro2">
          <table:table-cell table:style-name="ce8" office:value-type="string">
            <text:p>Monthly</text:p>
          </table:table-cell>
          <table:table-cell table:number-columns-repeated="2"/>
          <table:table-cell office:value-type="string">
            <text:p>TH <text:s/>to CTC %</text:p>
          </table:table-cell>
          <table:table-cell table:formula="of:=ROUND((([.B16]/[.B26]) * 100);2)" office:value-type="float" office:value="82.85">
            <text:p>82.85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float" office:value="5954">
            <text:p>5954</text:p>
          </table:table-cell>
          <table:table-cell/>
          <table:table-cell office:value-type="string">
            <text:p>total PF PA</text:p>
          </table:table-cell>
          <table:table-cell table:formula="of:=(12 * [.B11])+[.B20]" office:value-type="float" office:value="17136">
            <text:p>17136</text:p>
          </table:table-cell>
        </table:table-row>
        <table:table-row table:style-name="ro2">
          <table:table-cell office:value-type="string">
            <text:p>HRA</text:p>
          </table:table-cell>
          <table:table-cell office:value-type="float" office:value="2382">
            <text:p>2382</text:p>
          </table:table-cell>
          <table:table-cell/>
          <table:table-cell office:value-type="string">
            <text:p>%PF to CTC</text:p>
          </table:table-cell>
          <table:table-cell table:formula="of:=ROUND((([.E3]/[.B25]) * 100);2)" office:value-type="float" office:value="9.5">
            <text:p>9.5</text:p>
          </table:table-cell>
        </table:table-row>
        <table:table-row table:style-name="ro2">
          <table:table-cell office:value-type="string">
            <text:p>Special Allovance</text:p>
          </table:table-cell>
          <table:table-cell office:value-type="float" office:value="5072">
            <text:p>5072</text:p>
          </table:table-cell>
          <table:table-cell/>
          <table:table-cell office:value-type="string">
            <text:p>%PF to Monthly</text:p>
          </table:table-cell>
          <table:table-cell table:formula="of:=ROUND((([.E3]/[.B7]) * 100);2)" office:value-type="float" office:value="10.65">
            <text:p>10.65</text:p>
          </table:table-cell>
        </table:table-row>
        <table:table-row table:style-name="ro2">
          <table:table-cell office:value-type="string">
            <text:p>total Monthly (A)</text:p>
          </table:table-cell>
          <table:table-cell table:style-name="ce8" table:formula="of:=SUM([.B3:.B5])" office:value-type="float" office:value="13408">
            <text:p>13408</text:p>
          </table:table-cell>
          <table:table-cell/>
          <table:table-cell office:value-type="string">
            <text:p>% of Em PF to Basic</text:p>
          </table:table-cell>
          <table:table-cell table:formula="of:=ROUND((([.B11]/[.B3]) * 100);2)" office:value-type="float" office:value="11.99">
            <text:p>11.99</text:p>
          </table:table-cell>
        </table:table-row>
        <table:table-row table:style-name="ro2">
          <table:table-cell office:value-type="string">
            <text:p>total Monthly PA (B)</text:p>
          </table:table-cell>
          <table:table-cell table:formula="of:=[.B6]*12" office:value-type="float" office:value="160896">
            <text:p>160896</text:p>
          </table:table-cell>
          <table:table-cell/>
          <table:table-cell office:value-type="string">
            <text:p>% of Com PF to Basic</text:p>
          </table:table-cell>
          <table:table-cell table:formula="of:=ROUND(((([.B20] /12)/[.B3]) * 100);2)" office:value-type="float" office:value="11.99">
            <text:p>11.99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8" office:value-type="string">
            <text:p>Employee Contribution C</text:p>
          </table:table-cell>
          <table:table-cell table:number-columns-repeated="4"/>
        </table:table-row>
        <table:table-row table:style-name="ro2">
          <table:table-cell office:value-type="string">
            <text:p>PF</text:p>
          </table:table-cell>
          <table:table-cell office:value-type="float" office:value="714">
            <text:p>714</text:p>
          </table:table-cell>
          <table:table-cell table:number-columns-repeated="3"/>
        </table:table-row>
        <table:table-row table:style-name="ro2">
          <table:table-cell office:value-type="string">
            <text:p>ESI</text:p>
          </table:table-cell>
          <table:table-cell office:value-type="float" office:value="235">
            <text:p>235</text:p>
          </table:table-cell>
          <table:table-cell table:number-columns-repeated="3"/>
        </table:table-row>
        <table:table-row table:style-name="ro2">
          <table:table-cell office:value-type="string">
            <text:p>sum</text:p>
          </table:table-cell>
          <table:table-cell table:formula="of:=SUM([.B11:.B12])" office:value-type="float" office:value="949">
            <text:p>949</text:p>
          </table:table-cell>
          <table:table-cell table:number-columns-repeated="3"/>
        </table:table-row>
        <table:table-row table:style-name="ro2">
          <table:table-cell office:value-type="string">
            <text:p>sum PA</text:p>
          </table:table-cell>
          <table:table-cell table:formula="of:=[.B13]*12" office:value-type="float" office:value="11388">
            <text:p>1138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ake home</text:p>
          </table:table-cell>
          <table:table-cell table:style-name="ce8" table:formula="of:=[.B6]-[.B13]" office:value-type="float" office:value="12459">
            <text:p>12459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8" office:value-type="string">
            <text:p>Annual</text:p>
          </table:table-cell>
          <table:table-cell table:number-columns-repeated="4"/>
        </table:table-row>
        <table:table-row table:style-name="ro2">
          <table:table-cell office:value-type="string">
            <text:p>Bonus</text:p>
          </table:table-cell>
          <table:table-cell office:value-type="float" office:value="5954">
            <text:p>5954</text:p>
          </table:table-cell>
          <table:table-cell table:number-columns-repeated="3"/>
        </table:table-row>
        <table:table-row table:style-name="ro2">
          <table:table-cell office:value-type="string">
            <text:p>PF</text:p>
          </table:table-cell>
          <table:table-cell table:formula="of:=[.B11]*12" office:value-type="float" office:value="8568">
            <text:p>8568</text:p>
          </table:table-cell>
          <table:table-cell table:formula="of:=[.B11]*12" office:value-type="float" office:value="8568">
            <text:p>8568</text:p>
          </table:table-cell>
          <table:table-cell table:formula="of:=[.B20]-[.C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ratuity</text:p>
          </table:table-cell>
          <table:table-cell office:value-type="float" office:value="5038">
            <text:p>5038</text:p>
          </table:table-cell>
          <table:table-cell/>
          <table:table-cell table:formula="of:=[.B21]+[.D20]" office:value-type="float" office:value="5038">
            <text:p>5038</text:p>
          </table:table-cell>
          <table:table-cell office:value-type="string">
            <text:p>money lost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19:.B21])" office:value-type="float" office:value="19560">
            <text:p>19560</text:p>
          </table:table-cell>
          <table:table-cell table:number-columns-repeated="3"/>
        </table:table-row>
        <table:table-row table:style-name="ro2">
          <table:table-cell office:value-type="string">
            <text:p>sum in per month</text:p>
          </table:table-cell>
          <table:table-cell table:formula="of:=ROUND([.B22]/12)" office:value-type="float" office:value="1630">
            <text:p>163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TC</text:p>
          </table:table-cell>
          <table:table-cell table:formula="of:=[.B22]+[.B7]" office:value-type="float" office:value="180456">
            <text:p>180456</text:p>
          </table:table-cell>
          <table:table-cell table:number-columns-repeated="3"/>
        </table:table-row>
        <table:table-row table:style-name="ro2">
          <table:table-cell office:value-type="string">
            <text:p>CTC PM</text:p>
          </table:table-cell>
          <table:table-cell table:formula="of:=[.B23]+[.B6]" office:value-type="float" office:value="15038">
            <text:p>15038</text:p>
          </table:table-cell>
          <table:table-cell table:number-columns-repeated="3"/>
        </table:table-row>
        <table:table-row table:style-name="ro2">
          <table:table-cell table:number-columns-repeated="5"/>
        </table:table-row>
      </table:table>
      <table:table table:name="CTC-22K-p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row table:style-name="ro2">
          <table:table-cell table:style-name="ce10" office:value-type="string">
            <text:p>Components</text:p>
          </table:table-cell>
          <table:table-cell table:style-name="ce10" office:value-type="string">
            <text:p>Value</text:p>
          </table:table-cell>
          <table:table-cell/>
          <table:table-cell table:style-name="ce10" office:value-type="string">
            <text:p>Ratios</text:p>
          </table:table-cell>
          <table:table-cell table:style-name="ce10" office:value-type="string">
            <text:p>value</text:p>
          </table:table-cell>
          <table:table-cell/>
        </table:table-row>
        <table:table-row table:style-name="ro2">
          <table:table-cell table:style-name="ce10" office:value-type="string">
            <text:p>Monthly</text:p>
          </table:table-cell>
          <table:table-cell table:number-columns-repeated="2"/>
          <table:table-cell office:value-type="string">
            <text:p>TH <text:s/>to CTC %</text:p>
          </table:table-cell>
          <table:table-cell table:formula="of:=ROUND((([.B16]/[.B26]) * 100);2)" office:value-type="float" office:value="83.05">
            <text:p>83.05</text:p>
          </table:table-cell>
          <table:table-cell/>
        </table:table-row>
        <table:table-row table:style-name="ro2">
          <table:table-cell office:value-type="string">
            <text:p>Basic</text:p>
          </table:table-cell>
          <table:table-cell office:value-type="float" office:value="8732">
            <text:p>8732</text:p>
          </table:table-cell>
          <table:table-cell/>
          <table:table-cell office:value-type="string">
            <text:p>total PF PA</text:p>
          </table:table-cell>
          <table:table-cell table:formula="of:=(12 * [.B11])+[.B20]" office:value-type="float" office:value="26837">
            <text:p>26837</text:p>
          </table:table-cell>
          <table:table-cell/>
        </table:table-row>
        <table:table-row table:style-name="ro2">
          <table:table-cell office:value-type="string">
            <text:p>HRA</text:p>
          </table:table-cell>
          <table:table-cell office:value-type="float" office:value="3493">
            <text:p>3493</text:p>
          </table:table-cell>
          <table:table-cell/>
          <table:table-cell office:value-type="string">
            <text:p>%PF to CTC</text:p>
          </table:table-cell>
          <table:table-cell table:formula="of:=ROUND((([.E3]/[.B25]) * 100);2)" office:value-type="float" office:value="10.17">
            <text:p>10.17</text:p>
          </table:table-cell>
          <table:table-cell/>
        </table:table-row>
        <table:table-row table:style-name="ro2">
          <table:table-cell office:value-type="string">
            <text:p>Other Allovance</text:p>
          </table:table-cell>
          <table:table-cell office:value-type="float" office:value="7439">
            <text:p>7439</text:p>
          </table:table-cell>
          <table:table-cell/>
          <table:table-cell office:value-type="string">
            <text:p>%PF to Monthly</text:p>
          </table:table-cell>
          <table:table-cell table:formula="of:=ROUND((([.E3]/[.B7]) * 100);2)" office:value-type="float" office:value="11.37">
            <text:p>11.37</text:p>
          </table:table-cell>
          <table:table-cell/>
        </table:table-row>
        <table:table-row table:style-name="ro2">
          <table:table-cell office:value-type="string">
            <text:p>total Monthly (A)</text:p>
          </table:table-cell>
          <table:table-cell table:style-name="ce10" table:formula="of:=SUM([.B3:.B5])" office:value-type="float" office:value="19664">
            <text:p>19664</text:p>
          </table:table-cell>
          <table:table-cell/>
          <table:table-cell office:value-type="string">
            <text:p>% of Em PF to Basic</text:p>
          </table:table-cell>
          <table:table-cell table:formula="of:=ROUND((([.B11]/[.B3]) * 100);2)"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total Monthly PA (B)</text:p>
          </table:table-cell>
          <table:table-cell table:formula="of:=[.B6]*12" office:value-type="float" office:value="235968">
            <text:p>235968</text:p>
          </table:table-cell>
          <table:table-cell/>
          <table:table-cell office:value-type="string">
            <text:p>% of Com PF to Basic</text:p>
          </table:table-cell>
          <table:table-cell table:formula="of:=ROUND(((([.B20] /12)/[.B3]) * 100);2)" office:value-type="float" office:value="13.61">
            <text:p>13.61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0" office:value-type="string">
            <text:p>Employee Contribution C</text:p>
          </table:table-cell>
          <table:table-cell table:number-columns-repeated="5"/>
        </table:table-row>
        <table:table-row table:style-name="ro2">
          <table:table-cell office:value-type="string">
            <text:p>PF</text:p>
          </table:table-cell>
          <table:table-cell office:value-type="float" office:value="1048">
            <text:p>1048</text:p>
          </table:table-cell>
          <table:table-cell table:number-columns-repeated="2"/>
          <table:table-cell office:value-type="string">
            <text:p>Basic + Other Allowance</text:p>
          </table:table-cell>
          <table:table-cell table:formula="of:=[.B3]+[.B5]" office:value-type="float" office:value="16171">
            <text:p>16171</text:p>
          </table:table-cell>
        </table:table-row>
        <table:table-row table:style-name="ro2">
          <table:table-cell office:value-type="string">
            <text:p>ESI</text:p>
          </table:table-cell>
          <table:table-cell office:value-type="float" office:value="344">
            <text:p>344</text:p>
          </table:table-cell>
          <table:table-cell table:number-columns-repeated="2"/>
          <table:table-cell office:value-type="string">
            <text:p>New PF</text:p>
          </table:table-cell>
          <table:table-cell table:formula="of:=[.F11]*0.12" office:value-type="float" office:value="1940.52">
            <text:p>1940.52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11:.B12])" office:value-type="float" office:value="1392">
            <text:p>1392</text:p>
          </table:table-cell>
          <table:table-cell table:number-columns-repeated="4"/>
        </table:table-row>
        <table:table-row table:style-name="ro2">
          <table:table-cell office:value-type="string">
            <text:p>sum PA</text:p>
          </table:table-cell>
          <table:table-cell table:formula="of:=[.B13]*12" office:value-type="float" office:value="16704">
            <text:p>1670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take home</text:p>
          </table:table-cell>
          <table:table-cell table:style-name="ce10" table:formula="of:=[.B6]-[.B13]" office:value-type="float" office:value="18272">
            <text:p>18272</text:p>
          </table:table-cell>
          <table:table-cell table:style-name="ce10" table:formula="of:=[.B16]*12" office:value-type="float" office:value="219264">
            <text:p>21926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>
            <text:p>Annual</text:p>
          </table:table-cell>
          <table:table-cell table:number-columns-repeated="5"/>
        </table:table-row>
        <table:table-row table:style-name="ro2">
          <table:table-cell office:value-type="string">
            <text:p>Bonus</text:p>
          </table:table-cell>
          <table:table-cell office:value-type="float" office:value="8732">
            <text:p>8732</text:p>
          </table:table-cell>
          <table:table-cell table:number-columns-repeated="4"/>
        </table:table-row>
        <table:table-row table:style-name="ro2">
          <table:table-cell office:value-type="string">
            <text:p>PF</text:p>
          </table:table-cell>
          <table:table-cell office:value-type="float" office:value="14261">
            <text:p>14261</text:p>
          </table:table-cell>
          <table:table-cell table:formula="of:=[.B11]*12" office:value-type="float" office:value="12576">
            <text:p>12576</text:p>
          </table:table-cell>
          <table:table-cell table:formula="of:=[.B20]-[.C20]" office:value-type="float" office:value="1685">
            <text:p>1685</text:p>
          </table:table-cell>
          <table:table-cell table:number-columns-repeated="2"/>
        </table:table-row>
        <table:table-row table:style-name="ro2">
          <table:table-cell office:value-type="string">
            <text:p>Gratuity</text:p>
          </table:table-cell>
          <table:table-cell table:style-name="ce9" office:value-type="float" office:value="5038">
            <text:p>5038</text:p>
          </table:table-cell>
          <table:table-cell/>
          <table:table-cell table:style-name="ce11" table:formula="of:=[.B21]+[.D20]" office:value-type="float" office:value="6723">
            <text:p>6723</text:p>
          </table:table-cell>
          <table:table-cell office:value-type="string">
            <text:p>money lost</text:p>
          </table:table-cell>
          <table:table-cell/>
        </table:table-row>
        <table:table-row table:style-name="ro2">
          <table:table-cell office:value-type="string">
            <text:p>sum</text:p>
          </table:table-cell>
          <table:table-cell table:formula="of:=SUM([.B19:.B21])" office:value-type="float" office:value="28031">
            <text:p>28031</text:p>
          </table:table-cell>
          <table:table-cell table:number-columns-repeated="4"/>
        </table:table-row>
        <table:table-row table:style-name="ro2">
          <table:table-cell office:value-type="string">
            <text:p>sum in per month</text:p>
          </table:table-cell>
          <table:table-cell table:formula="of:=ROUND([.B22]/12)" office:value-type="float" office:value="2336">
            <text:p>2336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CTC</text:p>
          </table:table-cell>
          <table:table-cell table:formula="of:=[.B22]+[.B7]" office:value-type="float" office:value="263999">
            <text:p>263999</text:p>
          </table:table-cell>
          <table:table-cell table:number-columns-repeated="4"/>
        </table:table-row>
        <table:table-row table:style-name="ro2">
          <table:table-cell office:value-type="string">
            <text:p>CTC PM</text:p>
          </table:table-cell>
          <table:table-cell table:formula="of:=[.B23]+[.B6]" office:value-type="float" office:value="22000">
            <text:p>22000</text:p>
          </table:table-cell>
          <table:table-cell table:number-columns-repeated="4"/>
        </table:table-row>
      </table:table>
      <table:table table:name="CTC-32K-p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2">
          <table:table-cell table:style-name="ce10" office:value-type="string">
            <text:p>Components</text:p>
          </table:table-cell>
          <table:table-cell table:style-name="ce10" office:value-type="string">
            <text:p>Value</text:p>
          </table:table-cell>
          <table:table-cell/>
          <table:table-cell table:style-name="ce10" office:value-type="string">
            <text:p>Ratios</text:p>
          </table:table-cell>
          <table:table-cell table:style-name="ce10" office:value-type="string">
            <text:p>value</text:p>
          </table:table-cell>
        </table:table-row>
        <table:table-row table:style-name="ro2">
          <table:table-cell table:style-name="ce10" office:value-type="string">
            <text:p>Monthly</text:p>
          </table:table-cell>
          <table:table-cell table:number-columns-repeated="2"/>
          <table:table-cell office:value-type="string">
            <text:p>TH <text:s/>to CTC %</text:p>
          </table:table-cell>
          <table:table-cell table:formula="of:=ROUND((([.B16]/[.B26]) * 100);2)" office:value-type="float" office:value="84.62">
            <text:p>84.62</text:p>
          </table:table-cell>
        </table:table-row>
        <table:table-row table:style-name="ro2">
          <table:table-cell office:value-type="string">
            <text:p>Basic</text:p>
          </table:table-cell>
          <table:table-cell office:value-type="float" office:value="12701">
            <text:p>12701</text:p>
          </table:table-cell>
          <table:table-cell/>
          <table:table-cell office:value-type="string">
            <text:p>total PF PA</text:p>
          </table:table-cell>
          <table:table-cell table:formula="of:=(12 * [.B11])+[.B20]" office:value-type="float" office:value="39032">
            <text:p>39032</text:p>
          </table:table-cell>
        </table:table-row>
        <table:table-row table:style-name="ro2">
          <table:table-cell office:value-type="string">
            <text:p>HRA</text:p>
          </table:table-cell>
          <table:table-cell office:value-type="float" office:value="5081">
            <text:p>5081</text:p>
          </table:table-cell>
          <table:table-cell/>
          <table:table-cell office:value-type="string">
            <text:p>%PF to CTC</text:p>
          </table:table-cell>
          <table:table-cell table:formula="of:=ROUND((([.E3]/[.B25]) * 100);2)" office:value-type="float" office:value="10.16">
            <text:p>10.16</text:p>
          </table:table-cell>
        </table:table-row>
        <table:table-row table:style-name="ro2">
          <table:table-cell office:value-type="string">
            <text:p>Other Allovance</text:p>
          </table:table-cell>
          <table:table-cell office:value-type="float" office:value="10820">
            <text:p>10820</text:p>
          </table:table-cell>
          <table:table-cell/>
          <table:table-cell office:value-type="string">
            <text:p>%PF to Monthly</text:p>
          </table:table-cell>
          <table:table-cell table:formula="of:=ROUND((([.E3]/[.B7]) * 100);2)" office:value-type="float" office:value="11.37">
            <text:p>11.37</text:p>
          </table:table-cell>
        </table:table-row>
        <table:table-row table:style-name="ro2">
          <table:table-cell office:value-type="string">
            <text:p>total Monthly (A)</text:p>
          </table:table-cell>
          <table:table-cell table:style-name="ce10" table:formula="of:=SUM([.B3:.B5])" office:value-type="float" office:value="28602">
            <text:p>28602</text:p>
          </table:table-cell>
          <table:table-cell/>
          <table:table-cell office:value-type="string">
            <text:p>% of Em PF to Basic</text:p>
          </table:table-cell>
          <table:table-cell table:formula="of:=ROUND((([.B11]/[.B3]) * 100);2)" office:value-type="float" office:value="12">
            <text:p>12</text:p>
          </table:table-cell>
        </table:table-row>
        <table:table-row table:style-name="ro2">
          <table:table-cell office:value-type="string">
            <text:p>total Monthly PA (B)</text:p>
          </table:table-cell>
          <table:table-cell table:formula="of:=[.B6]*12" office:value-type="float" office:value="343224">
            <text:p>343224</text:p>
          </table:table-cell>
          <table:table-cell/>
          <table:table-cell office:value-type="string">
            <text:p>% of Com PF to Basic</text:p>
          </table:table-cell>
          <table:table-cell table:formula="of:=ROUND(((([.B20] /12)/[.B3]) * 100);2)" office:value-type="float" office:value="13.61">
            <text:p>13.61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0" office:value-type="string">
            <text:p>Employee Contribution C</text:p>
          </table:table-cell>
          <table:table-cell table:number-columns-repeated="4"/>
        </table:table-row>
        <table:table-row table:style-name="ro2">
          <table:table-cell office:value-type="string">
            <text:p>PF</text:p>
          </table:table-cell>
          <table:table-cell office:value-type="float" office:value="1524">
            <text:p>1524</text:p>
          </table:table-cell>
          <table:table-cell table:number-columns-repeated="3"/>
        </table:table-row>
        <table:table-row table:style-name="ro2">
          <table:table-cell office:value-type="string">
            <text:p>ESI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um</text:p>
          </table:table-cell>
          <table:table-cell table:formula="of:=SUM([.B11:.B12])" office:value-type="float" office:value="1524">
            <text:p>1524</text:p>
          </table:table-cell>
          <table:table-cell table:number-columns-repeated="3"/>
        </table:table-row>
        <table:table-row table:style-name="ro2">
          <table:table-cell office:value-type="string">
            <text:p>sum PA</text:p>
          </table:table-cell>
          <table:table-cell table:formula="of:=[.B13]*12" office:value-type="float" office:value="18288">
            <text:p>1828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0" office:value-type="string">
            <text:p>take home (TH)</text:p>
          </table:table-cell>
          <table:table-cell table:style-name="ce10" table:formula="of:=[.B6]-[.B13]" office:value-type="float" office:value="27078">
            <text:p>2707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0" office:value-type="string">
            <text:p>Annual</text:p>
          </table:table-cell>
          <table:table-cell table:number-columns-repeated="4"/>
        </table:table-row>
        <table:table-row table:style-name="ro2">
          <table:table-cell office:value-type="string">
            <text:p>Bonus</text:p>
          </table:table-cell>
          <table:table-cell office:value-type="float" office:value="12701">
            <text:p>12701</text:p>
          </table:table-cell>
          <table:table-cell table:number-columns-repeated="3"/>
        </table:table-row>
        <table:table-row table:style-name="ro2">
          <table:table-cell office:value-type="string">
            <text:p>PF</text:p>
          </table:table-cell>
          <table:table-cell office:value-type="float" office:value="20744">
            <text:p>20744</text:p>
          </table:table-cell>
          <table:table-cell table:formula="of:=[.B11]*12" office:value-type="float" office:value="18288">
            <text:p>18288</text:p>
          </table:table-cell>
          <table:table-cell table:formula="of:=[.B20]-[.C20]" office:value-type="float" office:value="2456">
            <text:p>2456</text:p>
          </table:table-cell>
          <table:table-cell/>
        </table:table-row>
        <table:table-row table:style-name="ro4">
          <table:table-cell office:value-type="string">
            <text:p>Gratuity</text:p>
          </table:table-cell>
          <table:table-cell table:style-name="ce9" office:value-type="float" office:value="7328">
            <text:p>7328</text:p>
          </table:table-cell>
          <table:table-cell/>
          <table:table-cell table:style-name="ce11" table:formula="of:=[.B21]+[.D20]" office:value-type="float" office:value="9784">
            <text:p>9784</text:p>
          </table:table-cell>
          <table:table-cell office:value-type="string">
            <text:p>money lost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19:.B21])" office:value-type="float" office:value="40773">
            <text:p>40773</text:p>
          </table:table-cell>
          <table:table-cell table:number-columns-repeated="3"/>
        </table:table-row>
        <table:table-row table:style-name="ro2">
          <table:table-cell office:value-type="string">
            <text:p>sum in per month</text:p>
          </table:table-cell>
          <table:table-cell table:formula="of:=ROUND([.B22]/12)" office:value-type="float" office:value="3398">
            <text:p>339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TC</text:p>
          </table:table-cell>
          <table:table-cell table:formula="of:=[.B22]+[.B7]" office:value-type="float" office:value="383997">
            <text:p>383997</text:p>
          </table:table-cell>
          <table:table-cell table:number-columns-repeated="3"/>
        </table:table-row>
        <table:table-row table:style-name="ro2">
          <table:table-cell office:value-type="string">
            <text:p>CTC PM</text:p>
          </table:table-cell>
          <table:table-cell table:formula="of:=[.B23]+[.B6]" office:value-type="float" office:value="32000">
            <text:p>320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Helvetica" svg:font-family="Helvetica" style:font-family-generic="swiss"/>
    <style:font-face style:name="KrutiDev010" svg:font-family="KrutiDev010" style:font-family-generic="swiss"/>
    <style:font-face style:name="Times-Bold" svg:font-family="Times-Bol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3/07/2019</text:date>, <text:time>18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12-21T09:50:13.32</meta:creation-date>
    <dc:date>2019-03-07T18:14:45.80</dc:date>
    <dc:creator>Vignesh Sridharan</dc:creator>
    <meta:editing-duration>PT3H42M42S</meta:editing-duration>
    <meta:editing-cycles>16</meta:editing-cycles>
    <meta:generator>OpenOffice/4.1.3$Win32 OpenOffice.org_project/413m1$Build-9783</meta:generator>
    <meta:document-statistic meta:table-count="4" meta:cell-count="272" meta:object-count="0"/>
  </office:meta>
</office:document-meta>
</file>